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785d" officeooo:paragraph-rsid="000c785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du Pipe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6:54:41.263383072</meta:creation-date>
    <dc:date>2018-01-19T17:23:29.850090348</dc:date>
    <meta:editing-duration>PT17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25" meta:non-whitespace-character-count="23"/>
  </office:meta>
</office:document-meta>
</file>